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0"/>
        <table:table-column table:style-name="co2" table:default-cell-style-name="ce16"/>
        <table:table-column table:style-name="co3" table:default-cell-style-name="ce65"/>
        <table:table-column table:style-name="co4" table:default-cell-style-name="ce20"/>
        <table:table-column table:style-name="co5" table:default-cell-style-name="ce16"/>
        <table:table-column table:style-name="co6" table:default-cell-style-name="ce65"/>
        <table:table-row table:style-name="ro1">
          <table:table-cell table:style-name="ce40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Emitir Dictamen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, Usuario Conflictuado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Conciliador y Usuarios Conflictuados debe de haber ingresado a una Sala de Audiencia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conoce la emisión del dictamen como el fin del proceso de Conciliación, por lo que no más Audiencias</text:p>
          </table:table-cell>
          <table:covered-table-cell table:number-columns-repeated="4" table:style-name="ce64"/>
        </table:table-row>
        <table:table-row table:style-name="ro2">
          <table:table-cell table:style-name="ce41"/>
          <table:table-cell office:value-type="string" calcext:value-type="string" table:number-columns-spanned="5" table:number-rows-spanned="1">
            <text:p>son permitidas después de la emisión del Dictamen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1" office:value-type="string" calcext:value-type="string">
            <text:p>Fecha:</text:p>
          </table:table-cell>
          <table:table-cell table:style-name="ce35" office:value-type="date" office:date-value="2019-10-21" calcext:value-type="date">
            <text:p>21/10/19</text:p>
          </table:table-cell>
          <table:table-cell table:style-name="ce41" office:value-type="string" calcext:value-type="string">
            <text:p>Versión:</text:p>
          </table:table-cell>
          <table:table-cell table:style-name="ce37" office:value-type="string" calcext:value-type="string">
            <text:p>V 1,0</text:p>
          </table:table-cell>
        </table:table-row>
        <table:table-row table:style-name="ro2">
          <table:table-cell table:style-name="ce12" office:value-type="string" calcext:value-type="string" table:number-columns-spanned="6" table:number-rows-spanned="1">
            <text:p>Proposito:</text:p>
          </table:table-cell>
          <table:covered-table-cell table:style-name="ce17"/>
          <table:covered-table-cell table:number-columns-repeated="4" table:style-name="ce57"/>
        </table:table-row>
        <table:table-row table:style-name="ro2">
          <table:table-cell table:style-name="ce13" office:value-type="string" calcext:value-type="string" table:number-columns-spanned="6" table:number-rows-spanned="1">
            <text:p>Se describen los pasos para que un Conciliador y los Usuarios Conflictuados emitan un Dictamen</text:p>
          </table:table-cell>
          <table:covered-table-cell table:style-name="ce17"/>
          <table:covered-table-cell table:number-columns-repeated="4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Resumen:</text:p>
          </table:table-cell>
          <table:covered-table-cell table:style-name="ce17"/>
          <table:covered-table-cell table:number-columns-repeated="4" table:style-name="ce57"/>
        </table:table-row>
        <table:table-row table:style-name="ro2">
          <table:table-cell table:style-name="ce14" office:value-type="string" calcext:value-type="string" table:number-columns-spanned="6" table:number-rows-spanned="1">
            <text:p>El Conciliador durante el desarrollo de una Audiencia pulsará la opción de “Emitir Dictamen”, una sección desplegable con dos botones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en la parte superior con los símbolos ‘-’ y ‘x’, además muestra los datos tomados directamente desde el sistema: Fecha de emisión,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Identificación del Conciliador, Nombre y domicilio de los Usuarios Conflictuados. Los demás datos necesitan ser capturados directamen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te por el Conciliador, el primer campo a llenar es “La obligación contractual” y”Tipo de bien o servicio”, le siguen “Monto original de opera-</text:p>
          </table:table-cell>
          <table:covered-table-cell table:number-columns-repeated="5" table:style-name="ce57"/>
        </table:table-row>
        <table:table-row table:style-name="ro2">
          <table:table-cell table:style-name="ce14" office:value-type="string" calcext:value-type="string" table:number-columns-spanned="6" table:number-rows-spanned="1">
            <text:p>ción”, “Determinación del importe de las obligaciones a cargo del Proveedor” y finalmente la “Cuantificación líquida de la bonificación al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Consumidor”. En la parte inferior se muestran dos opciones, “Guardar Avances” y “Emitir Dictamen”, al terminar la redacción el Concilia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dor elige la opción “Emitir Dictamen”, y una ventana emergente le pide al Conciliador que confirme la Emisión. El Conciliador debe pulsar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a “Confirmar”, y el sistema mostrará un mensaje tanto al Conciliador como a los Usuarios Conflictuados, en el caso del Conciliador el tex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to del mensaje indica la espera de la firma de las dos partes conflictuadas, en el caso de los Usuarios Conflictuados de muestra un enla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ce al Documento que funge como Dictamen y expone dos opciones en la parte inferior, “Declinar” y “Firmar”. Cuando los dos Usuarios 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Conflictuados Firmen el Dictamen, el texto en el mensaje del Conciliador indica que el Dictamen se ha emitido de forma exitosa. En cuan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to a los Usuarios Conflictuados, aparecerá un nuevo mensaje en el chat informando el éxito de la emisión del Dictamen</text:p>
          </table:table-cell>
          <table:covered-table-cell table:number-columns-repeated="5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7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ulsa la opción “Emitir Dictamen”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 sección desplegable, dos iconos su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eriores se muestran, uno con el ícono de ‘-’ y otro con el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36"/>
          <table:table-cell office:value-type="string" calcext:value-type="string" table:number-columns-spanned="2" table:number-rows-spanned="1">
            <text:p>ícono de ‘x’. El demás contenido de la sección se compone</text:p>
          </table:table-cell>
          <table:covered-table-cell table:style-name="Default"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datos tomados directamente del sistema y que son requi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itados para el formato del Dictamen: Fecha emisión, Id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ificación del Conciliador, Nombre y Domicilio de los Usu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os Conflictuados; Los demás datos se exponen como </text:p>
          </table:table-cell>
          <table:covered-table-cell/>
        </table:table-row>
        <table:table-row table:style-name="ro2">
          <table:table-cell table:style-name="Default"/>
          <table:table-cell table:style-name="ce30" table:number-columns-spanned="2" table:number-rows-spanned="1"/>
          <table:covered-table-cell table:style-name="Default"/>
          <table:table-cell/>
          <table:table-cell office:value-type="string" calcext:value-type="string" table:number-columns-spanned="2" table:number-rows-spanned="1">
            <text:p>campos vacíos que el Conciliador debe de ingresar: Oblig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ión Contractual, Tipo de bien o servicio, Monto Original de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 Operación, Determinación del importe de las obligacione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 cargo del Proveedor y finalmente la Cuantificación líqui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la bonificación al consumidor. En la parte inferior de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cción se colocan dos opciones “Guardar Cambios” y “E-</text:p>
          </table:table-cell>
          <table:covered-table-cell/>
        </table:table-row>
        <table:table-row table:style-name="ro2">
          <table:table-cell/>
          <table:table-cell table:style-name="ce31" table:number-columns-spanned="2" table:number-rows-spanned="1"/>
          <table:covered-table-cell table:style-name="ce66"/>
          <table:table-cell/>
          <table:table-cell office:value-type="string" calcext:value-type="string" table:number-columns-spanned="2" table:number-rows-spanned="1">
            <text:p>mitir Dictamen”</text:p>
          </table:table-cell>
          <table:covered-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ingresa los datos en los campos vacíos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Conciliador verifica los datos ingresados y pulsa la op-</text:p>
          </table:table-cell>
          <table:covered-table-cell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2" table:number-rows-spanned="1">
            <text:p>El sistema muestra una animación de carga y después un </text:p>
          </table:table-cell>
          <table:covered-table-cell table:style-name="ce66"/>
        </table:table-row>
        <table:table-row table:style-name="ro2">
          <table:table-cell/>
          <table:table-cell office:value-type="string" calcext:value-type="string" table:number-columns-spanned="2" table:number-rows-spanned="1">
            <text:p>ción “Guardar Cambios”</text:p>
          </table:table-cell>
          <table:covered-table-cell/>
          <table:table-cell table:style-name="ce24"/>
          <table:table-cell office:value-type="string" calcext:value-type="string" table:number-columns-spanned="2" table:number-rows-spanned="1">
            <text:p>mensaje de éxito informando al Conciliador de que los cam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bios se han guardado satisfactoriamente</text:p>
          </table:table-cell>
          <table:covered-table-cell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ciliador pulsa a la opción de “Emitir Dictamen”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muestra una ventana emergente pidiendo al Con</text:p>
          </table:table-cell>
          <table:covered-table-cell/>
        </table:table-row>
        <table:table-row table:style-name="ro2">
          <table:table-cell table:style-name="ce1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iliador que confirme la decisión de Emitir el Dictamen, ad-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virtiendole que la emisión si es aceptada por los Usuarios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table:style-name="ce36"/>
          <table:table-cell office:value-type="string" calcext:value-type="string" table:number-columns-spanned="2" table:number-rows-spanned="1">
            <text:p>Conflictuados no podrá ser modificada</text:p>
          </table:table-cell>
          <table:covered-table-cell table:style-name="Default"/>
        </table:table-row>
        <table:table-row table:style-name="ro2">
          <table:table-cell table:style-name="ce19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Conciliador elige la opción “Confirmar”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sistema verifica que ninguno de los campos esté vacío</text:p>
          </table:table-cell>
          <table:covered-table-cell/>
        </table:table-row>
        <table:table-row table:style-name="ro2">
          <table:table-cell table:style-name="ce19"/>
          <table:table-cell table:number-columns-spanned="2" table:number-rows-spanned="1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sistema muestra al Conciliador un mensaje en el chat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onde le informa que se esta esperando a que los Usuario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flictuados firme la emisión del Dictamen</text:p>
          </table:table-cell>
          <table:covered-table-cell/>
        </table:table-row>
        <table:table-row table:style-name="ro2">
          <table:table-cell table:style-name="Default"/>
          <table:table-cell table:style-name="ce30" table:number-columns-spanned="2" table:number-rows-spanned="1"/>
          <table:covered-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muestra a los Usuarios Conflictuados un mens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je en chat que contiene una liga al Documento que funge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mo Dictamen y dos opciones para responder al mensaje,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“Declinar” o “Firmar”</text:p>
          </table:table-cell>
          <table:covered-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Usuario Conflictuado pulsa la opción “Firmar”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sistema deshabilita las demás opciones y muestra u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ensaje explicando que se sigue esperando que el otro</text:p>
          </table:table-cell>
          <table:covered-table-cell/>
        </table:table-row>
        <table:table-row table:style-name="ro2">
          <table:table-cell/>
          <table:table-cell table:style-name="ce31" table:number-columns-spanned="2" table:number-rows-spanned="1"/>
          <table:covered-table-cell table:style-name="ce66"/>
          <table:table-cell/>
          <table:table-cell office:value-type="string" calcext:value-type="string" table:number-columns-spanned="2" table:number-rows-spanned="1">
            <text:p>Usuario Conflictuado Firme el Dictame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Cuando los dos Usuarios Conflictuados han firmado el Dic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31" office:value-type="string" calcext:value-type="string" table:number-columns-spanned="2" table:number-rows-spanned="1">
            <text:p>tamen, aparece un mensaje en el chat de los Usuarios Con</text:p>
          </table:table-cell>
          <table:covered-table-cell table:style-name="ce66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flictuados informando que el Dictamen se ha emitido con é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xito</text:p>
          </table:table-cell>
          <table:covered-table-cell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style-name="ce24"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Cuando los dos Usuarios Conflictuados han firmado el Dic-</text:p>
          </table:table-cell>
          <table:covered-table-cell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tamen el mensaje en el chat del conciliador cambia el text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por un mensaje que indica que las dos partes conflictuadas</text:p>
          </table:table-cell>
          <table:covered-table-cell/>
        </table:table-row>
        <table:table-row table:style-name="ro2">
          <table:table-cell table:style-name="ce24"/>
          <table:table-cell table:number-columns-spanned="2" table:number-rows-spanned="1"/>
          <table:covered-table-cell/>
          <table:table-cell table:style-name="ce24"/>
          <table:table-cell office:value-type="string" calcext:value-type="string" table:number-columns-spanned="2" table:number-rows-spanned="1">
            <text:p>han firmado y el Dictamen se ha emitido exitosamente</text:p>
          </table:table-cell>
          <table:covered-table-cell/>
        </table:table-row>
        <table:table-row table:style-name="ro2">
          <table:table-cell table:style-name="ce12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7"/>
          <table:covered-table-cell table:number-columns-repeated="2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El sistema muestra al Conciliador un mensaje de error debido a un error desconocido que no le ha permitido al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5" table:number-rows-spanned="1">
            <text:p>sistema guardar los cambios de forma exitos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El conciliador elige la opción “Cancelar”, el sistema cierra la ventana emergente y no se modifica nad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El sistema muestra un mensaje de advertencia debido a que alguno de los campos se encuentra vacío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 office:value-type="float" office:value="13" calcext:value-type="float">
            <text:p>13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ha permitido que se realice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5" table:number-rows-spanned="1">
            <text:p>correctamente la firma del Dictamen, el sistema recarga la página y permite al Usuario Conflictuado volver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5" table:number-rows-spanned="1">
            <text:p>a intentar realizar la Firma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 office:value-type="float" office:value="14" calcext:value-type="float">
            <text:p>14</text:p>
          </table:table-cell>
          <table:table-cell office:value-type="string" calcext:value-type="string" table:number-columns-spanned="5" table:number-rows-spanned="1">
            <text:p>El sistema muestra al Usuario Conflictuado un mensaje de error debido a un error desconocido que no ha 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5" table:number-rows-spanned="1">
            <text:p><text:span text:style-name="T1">permitido que se emita correc</text:span>tamente el Dictamen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 office:value-type="float" office:value="14" calcext:value-type="float">
            <text:p>14</text:p>
          </table:table-cell>
          <table:table-cell office:value-type="string" calcext:value-type="string" table:number-columns-spanned="5" table:number-rows-spanned="1">
            <text:p>El sistema muestra al Conciliador un mensaje de error debido a un error desconocido que no ha permitido que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9"/>
          <table:table-cell office:value-type="string" calcext:value-type="string" table:number-columns-spanned="5" table:number-rows-spanned="1">
            <text:p><text:span text:style-name="T1">se emita correc</text:span>tamente el Dictamen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2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12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2:10:36.9236313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1T03:10:36.511364380</dc:date>
    <meta:editing-duration>PT5H6M28S</meta:editing-duration>
    <meta:editing-cycles>63</meta:editing-cycles>
    <meta:generator>LibreOffice/6.2.7.1$Linux_X86_64 LibreOffice_project/20$Build-1</meta:generator>
    <meta:document-statistic meta:table-count="1" meta:cell-count="113" meta:object-count="0"/>
  </office:meta>
</office:document-meta>
</file>